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121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036"/>
  </office:automatic-styles>
  <office:body>
    <office:spreadsheet>
      <table:calculation-settings table:automatic-find-labels="false"/>
      <table:table table:name="DAtes de naixement2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ATES DE NAIXEMENT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ATES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1-26" calcext:value-type="date">
            <text:p>26/11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7-20" calcext:value-type="date">
            <text:p>20/07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5-26" calcext:value-type="date">
            <text:p>26/05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9-20" calcext:value-type="date">
            <text:p>20/09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1-09" calcext:value-type="date">
            <text:p>09/11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7-31" calcext:value-type="date">
            <text:p>31/07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2-01" calcext:value-type="date">
            <text:p>01/12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6-03" calcext:value-type="date">
            <text:p>03/06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1-12" calcext:value-type="date">
            <text:p>12/01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8-21" calcext:value-type="date">
            <text:p>21/08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6-16" calcext:value-type="date">
            <text:p>16/06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10-20" calcext:value-type="date">
            <text:p>20/10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1-04" calcext:value-type="date">
            <text:p>04/01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3-31" calcext:value-type="date">
            <text:p>31/03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2-08" calcext:value-type="date">
            <text:p>08/02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6-04" calcext:value-type="date">
            <text:p>04/06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7-14" calcext:value-type="date">
            <text:p>14/07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3-23" calcext:value-type="date">
            <text:p>23/03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1-03" calcext:value-type="date">
            <text:p>03/01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1-03" calcext:value-type="date">
            <text:p>03/01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1-28" calcext:value-type="date">
            <text:p>28/11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9-16" calcext:value-type="date">
            <text:p>16/09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1-04" calcext:value-type="date">
            <text:p>04/11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11-11" calcext:value-type="date">
            <text:p>11/11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2-11-19" calcext:value-type="date">
            <text:p>19/11/200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2-05-22" calcext:value-type="date">
            <text:p>22/05/200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4-22" calcext:value-type="date">
            <text:p>22/04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8-01" calcext:value-type="date">
            <text:p>01/08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7-13" calcext:value-type="date">
            <text:p>13/07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5-26" calcext:value-type="date">
            <text:p>26/05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9-16" calcext:value-type="date">
            <text:p>16/09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5-22" calcext:value-type="date">
            <text:p>22/05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3-09" calcext:value-type="date">
            <text:p>09/03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7-11" calcext:value-type="date">
            <text:p>11/07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0-30" calcext:value-type="date">
            <text:p>30/10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8-22" calcext:value-type="date">
            <text:p>22/08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2-01" calcext:value-type="date">
            <text:p>01/12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2-07-26" calcext:value-type="date">
            <text:p>26/07/200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1-01" calcext:value-type="date">
            <text:p>01/01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8-18" calcext:value-type="date">
            <text:p>18/08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3-26" calcext:value-type="date">
            <text:p>26/03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6-17" calcext:value-type="date">
            <text:p>17/06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1-07-12" calcext:value-type="date">
            <text:p>12/07/2001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2-10" calcext:value-type="date">
            <text:p>10/02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2-20" calcext:value-type="date">
            <text:p>20/12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1-14" calcext:value-type="date">
            <text:p>14/01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6-06" calcext:value-type="date">
            <text:p>06/06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7-13" calcext:value-type="date">
            <text:p>13/07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3-28" calcext:value-type="date">
            <text:p>28/03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2-18" calcext:value-type="date">
            <text:p>18/12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3-14" calcext:value-type="date">
            <text:p>14/03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10-13" calcext:value-type="date">
            <text:p>13/10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6-30" calcext:value-type="date">
            <text:p>30/06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3-22" calcext:value-type="date">
            <text:p>22/03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1-18" calcext:value-type="date">
            <text:p>18/11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8-08" calcext:value-type="date">
            <text:p>08/08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8-15" calcext:value-type="date">
            <text:p>15/08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11-04" calcext:value-type="date">
            <text:p>04/11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2-12" calcext:value-type="date">
            <text:p>12/02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7-15" calcext:value-type="date">
            <text:p>15/07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3-03" calcext:value-type="date">
            <text:p>03/03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1-21" calcext:value-type="date">
            <text:p>21/01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0-11" calcext:value-type="date">
            <text:p>11/10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10-28" calcext:value-type="date">
            <text:p>28/10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2-02" calcext:value-type="date">
            <text:p>02/02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1-30" calcext:value-type="date">
            <text:p>30/11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2-10" calcext:value-type="date">
            <text:p>10/12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6-09" calcext:value-type="date">
            <text:p>09/06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0-31" calcext:value-type="date">
            <text:p>31/10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0-12" calcext:value-type="date">
            <text:p>12/10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2-15" calcext:value-type="date">
            <text:p>15/12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9-29" calcext:value-type="date">
            <text:p>29/09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1-03" calcext:value-type="date">
            <text:p>03/01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8-21" calcext:value-type="date">
            <text:p>21/08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6-16" calcext:value-type="date">
            <text:p>16/06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8-23" calcext:value-type="date">
            <text:p>23/08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3-03" calcext:value-type="date">
            <text:p>03/03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8-31" calcext:value-type="date">
            <text:p>31/08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2-17" calcext:value-type="date">
            <text:p>17/02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8-28" calcext:value-type="date">
            <text:p>28/08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9-22" calcext:value-type="date">
            <text:p>22/09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4-30" calcext:value-type="date">
            <text:p>30/04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5-27" calcext:value-type="date">
            <text:p>27/05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4-07" calcext:value-type="date">
            <text:p>07/04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1-13" calcext:value-type="date">
            <text:p>13/01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7-15" calcext:value-type="date">
            <text:p>15/07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4-22" calcext:value-type="date">
            <text:p>22/04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7-10" calcext:value-type="date">
            <text:p>10/07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3-14" calcext:value-type="date">
            <text:p>14/03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1-15" calcext:value-type="date">
            <text:p>15/11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3-23" calcext:value-type="date">
            <text:p>23/03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0-26" calcext:value-type="date">
            <text:p>26/10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7-01" calcext:value-type="date">
            <text:p>01/07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9-12" calcext:value-type="date">
            <text:p>12/09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8-12" calcext:value-type="date">
            <text:p>12/08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2-16" calcext:value-type="date">
            <text:p>16/02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2-17" calcext:value-type="date">
            <text:p>17/12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7-31" calcext:value-type="date">
            <text:p>31/07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11-09" calcext:value-type="date">
            <text:p>09/11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9-14" calcext:value-type="date">
            <text:p>14/09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2-22" calcext:value-type="date">
            <text:p>22/02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9-16" calcext:value-type="date">
            <text:p>16/09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0-09" calcext:value-type="date">
            <text:p>09/10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0-25" calcext:value-type="date">
            <text:p>25/10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9-11" calcext:value-type="date">
            <text:p>11/09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11-21" calcext:value-type="date">
            <text:p>21/11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5-02" calcext:value-type="date">
            <text:p>02/05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9-05" calcext:value-type="date">
            <text:p>05/09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1-28" calcext:value-type="date">
            <text:p>28/01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11-15" calcext:value-type="date">
            <text:p>15/11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10-12" calcext:value-type="date">
            <text:p>12/10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0-31" calcext:value-type="date">
            <text:p>31/10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10-09" calcext:value-type="date">
            <text:p>09/10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3-19" calcext:value-type="date">
            <text:p>19/03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8-18" calcext:value-type="date">
            <text:p>18/08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6-18" calcext:value-type="date">
            <text:p>18/06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7-26" calcext:value-type="date">
            <text:p>26/07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5-27" calcext:value-type="date">
            <text:p>27/05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4-06" calcext:value-type="date">
            <text:p>06/04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8-08" calcext:value-type="date">
            <text:p>08/08/200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8-09" calcext:value-type="date">
            <text:p>09/08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1-27" calcext:value-type="date">
            <text:p>27/01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4-08" calcext:value-type="date">
            <text:p>08/04/20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8-10" calcext:value-type="date">
            <text:p>10/08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2-03-13" calcext:value-type="date">
            <text:p>13/03/200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2-07-13" calcext:value-type="date">
            <text:p>13/07/200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2-02-17" calcext:value-type="date">
            <text:p>17/02/200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9-13" calcext:value-type="date">
            <text:p>13/09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2-04-13" calcext:value-type="date">
            <text:p>13/04/200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7-31" calcext:value-type="date">
            <text:p>31/07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6-09" calcext:value-type="date">
            <text:p>09/06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0-05" calcext:value-type="date">
            <text:p>05/10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8-18" calcext:value-type="date">
            <text:p>18/08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0-24" calcext:value-type="date">
            <text:p>24/10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6-20" calcext:value-type="date">
            <text:p>20/06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2-12-10" calcext:value-type="date">
            <text:p>10/12/200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4-21" calcext:value-type="date">
            <text:p>21/04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2-11" calcext:value-type="date">
            <text:p>11/12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8-27" calcext:value-type="date">
            <text:p>27/08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8-23" calcext:value-type="date">
            <text:p>23/08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5-04" calcext:value-type="date">
            <text:p>04/05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7-02" calcext:value-type="date">
            <text:p>02/07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4-11" calcext:value-type="date">
            <text:p>11/04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1-14" calcext:value-type="date">
            <text:p>14/01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4-28" calcext:value-type="date">
            <text:p>28/04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9-28" calcext:value-type="date">
            <text:p>28/09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8-14" calcext:value-type="date">
            <text:p>14/08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0-29" calcext:value-type="date">
            <text:p>29/10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2-04" calcext:value-type="date">
            <text:p>04/02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7-14" calcext:value-type="date">
            <text:p>14/07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1-17" calcext:value-type="date">
            <text:p>17/11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1-09" calcext:value-type="date">
            <text:p>09/11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9-03" calcext:value-type="date">
            <text:p>03/09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2-21" calcext:value-type="date">
            <text:p>21/12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1-27" calcext:value-type="date">
            <text:p>27/11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1-29" calcext:value-type="date">
            <text:p>29/01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5-18" calcext:value-type="date">
            <text:p>18/05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1-23" calcext:value-type="date">
            <text:p>23/01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2-10" calcext:value-type="date">
            <text:p>10/02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8-02" calcext:value-type="date">
            <text:p>02/08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2-23" calcext:value-type="date">
            <text:p>23/02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5-27" calcext:value-type="date">
            <text:p>27/05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7-01" calcext:value-type="date">
            <text:p>01/07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3-27" calcext:value-type="date">
            <text:p>27/03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2-05" calcext:value-type="date">
            <text:p>05/02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2-18" calcext:value-type="date">
            <text:p>18/02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2-06-02" calcext:value-type="date">
            <text:p>02/06/200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6-01" calcext:value-type="date">
            <text:p>01/06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2-10-27" calcext:value-type="date">
            <text:p>27/10/200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9-13" calcext:value-type="date">
            <text:p>13/09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8-20" calcext:value-type="date">
            <text:p>20/08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4-05" calcext:value-type="date">
            <text:p>05/04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2-26" calcext:value-type="date">
            <text:p>26/02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8-23" calcext:value-type="date">
            <text:p>23/08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2-02-22" calcext:value-type="date">
            <text:p>22/02/200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8-13" calcext:value-type="date">
            <text:p>13/08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05-16" calcext:value-type="date">
            <text:p>16/05/200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1-22" calcext:value-type="date">
            <text:p>22/11/20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20:22:28.954833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15T20:37:47.624312640</dc:date>
    <meta:editing-duration>PT5M8S</meta:editing-duration>
    <meta:editing-cycles>1</meta:editing-cycles>
    <meta:document-statistic meta:table-count="1" meta:cell-count="180" meta:object-count="0"/>
  </office:meta>
</office:document-meta>
</file>